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Arial, sans-serif"/>
    <style:font-face style:name="Tahoma1" svg:font-family="Tahoma"/>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Heading_20_4">
      <style:paragraph-properties fo:margin-left="0in" fo:margin-right="0in" style:line-height-at-least="0.2291in" fo:widows="1" fo:text-indent="0in" style:auto-text-indent="false"/>
      <style:text-properties fo:font-variant="normal" fo:text-transform="none" fo:color="#000000" style:font-name="Helvetica Neue" fo:font-size="11.25pt" fo:letter-spacing="normal" fo:font-style="normal"/>
    </style:style>
    <style:style style:name="P2" style:family="paragraph" style:parent-style-name="Heading_20_3">
      <style:text-properties fo:font-variant="normal" fo:text-transform="none" fo:color="#000000" style:font-name="Helvetica Neue" fo:letter-spacing="normal" fo:font-style="normal"/>
    </style:style>
    <style:style style:name="P3" style:family="paragraph" style:parent-style-name="Heading_20_3">
      <style:paragraph-properties fo:margin-left="0in" fo:margin-right="0in" fo:widows="1" fo:text-indent="0in" style:auto-text-indent="false"/>
      <style:text-properties fo:font-variant="normal" fo:text-transform="none" fo:color="#000000" style:font-name="Helvetica Neue" fo:letter-spacing="normal" fo:font-style="normal"/>
    </style:style>
    <style:style style:name="P4" style:family="paragraph" style:parent-style-name="Text_20_body" style:list-style-name="L1">
      <style:paragraph-properties style:line-height-at-least="0.2291in" fo:widows="1"/>
      <style:text-properties fo:font-variant="normal" fo:text-transform="none" fo:color="#000000" style:font-name="Helvetica Neue" fo:font-size="11.25pt" fo:letter-spacing="normal" fo:font-style="normal" fo:font-weight="normal"/>
    </style:style>
    <style:style style:name="P5" style:family="paragraph" style:parent-style-name="Text_20_body" style:list-style-name="L2">
      <style:paragraph-properties style:line-height-at-least="0.2291in" fo:widows="1"/>
      <style:text-properties fo:font-variant="normal" fo:text-transform="none" fo:color="#000000" style:font-name="Helvetica Neue" fo:font-size="11.25pt" fo:letter-spacing="normal" fo:font-style="normal" fo:font-weight="normal"/>
    </style:style>
    <style:style style:name="P6" style:family="paragraph" style:parent-style-name="Text_20_body" style:list-style-name="L3">
      <style:paragraph-properties style:line-height-at-least="0.2291in" fo:widows="1"/>
      <style:text-properties fo:font-variant="normal" fo:text-transform="none" fo:color="#000000" style:font-name="Helvetica Neue" fo:font-size="11.25pt" fo:letter-spacing="normal" fo:font-style="normal" fo:font-weight="normal"/>
    </style:style>
    <style:style style:name="P7" style:family="paragraph" style:parent-style-name="Text_20_body">
      <style:paragraph-properties fo:margin-left="0in" fo:margin-right="0in" style:line-height-at-least="0.2291in" fo:widows="1" fo:text-indent="0in" style:auto-text-indent="false"/>
    </style:style>
    <style:style style:name="P8" style:family="paragraph" style:parent-style-name="Text_20_body">
      <style:paragraph-properties fo:margin-left="0in" fo:margin-right="0in" style:line-height-at-least="0.2291in" fo:widows="1" fo:text-indent="0in" style:auto-text-indent="false"/>
      <style:text-properties fo:font-variant="normal" fo:text-transform="none" fo:color="#000000" style:font-name="Helvetica Neue" fo:font-size="11.25pt" fo:letter-spacing="normal" fo:font-style="normal" fo:font-weight="normal"/>
    </style:style>
    <style:style style:name="P9" style:family="paragraph" style:parent-style-name="Text_20_body" style:list-style-name="L1">
      <style:paragraph-properties fo:margin-top="0in" fo:margin-bottom="0in" loext:contextual-spacing="false" style:line-height-at-least="0.2291in" fo:widows="1"/>
      <style:text-properties fo:font-variant="normal" fo:text-transform="none" fo:color="#000000" style:font-name="Helvetica Neue" fo:font-size="11.25pt" fo:letter-spacing="normal" fo:font-style="normal" fo:font-weight="normal"/>
    </style:style>
    <style:style style:name="P10" style:family="paragraph" style:parent-style-name="Text_20_body" style:list-style-name="L2">
      <style:paragraph-properties fo:margin-top="0in" fo:margin-bottom="0in" loext:contextual-spacing="false" style:line-height-at-least="0.2291in" fo:widows="1"/>
      <style:text-properties fo:font-variant="normal" fo:text-transform="none" fo:color="#000000" style:font-name="Helvetica Neue" fo:font-size="11.25pt" fo:letter-spacing="normal" fo:font-style="normal" fo:font-weight="normal"/>
    </style:style>
    <style:style style:name="P11" style:family="paragraph" style:parent-style-name="Text_20_body" style:list-style-name="L3">
      <style:paragraph-properties fo:margin-top="0in" fo:margin-bottom="0in" loext:contextual-spacing="false" style:line-height-at-least="0.2291in" fo:widows="1"/>
      <style:text-properties fo:font-variant="normal" fo:text-transform="none" fo:color="#000000" style:font-name="Helvetica Neue" fo:font-size="11.25pt" fo:letter-spacing="normal" fo:font-style="normal" fo:font-weight="normal"/>
    </style:style>
    <style:style style:name="T1" style:family="text">
      <style:text-properties fo:font-weight="bold"/>
    </style:style>
    <text:list-style style:name="L1">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3">PRIORITY QUEUES STUDY GUIDE</text:h>
      <text:p text:style-name="P7"/>
      <text:p text:style-name="P8"><text:span text:style-name="T1">Heaps</text:span>. A max (min heap is an array representation of a binary tree such that every node is larger (smaller) than all of its children. This definition naturally applies recursively, i.e. a heap of height 5 is composed of two heaps of height 4 plus a parent. Why do we leave the 0th position empty in the array?</text:p>
      <text:p text:style-name="P8"><text:span text:style-name="T1">Running times of various PQ implementations</text:span>. Know the running time of the three primary PQ operations for an unordered array, ordered array, and heap implementation.</text:p>
      <text:p text:style-name="P8"><text:span text:style-name="T1">Heapsort</text:span>. A max PQ provides an easy algorithm for putting items in ascending order. We simply insert everything into the PQ and then delete the max until the PQ is empty. By using a binary heap, we can sort in place - this is somewhat subtle.</text:p>
      <text:p text:style-name="P8"><text:span text:style-name="T1">Heapify</text:span>. Understand how the bottom up heapify process works. Know that it is linear time.</text:p>
      <text:h text:style-name="P3" text:outline-level="3">Recommended Problems</text:h>
      <text:p text:style-name="P8">Note: The reason I've given lots of problems here is not because this is a more important topic, but because there are just so many interesting problems.</text:p>
      <text:h text:style-name="P1" text:outline-level="4">C level</text:h>
      <text:list xml:id="list9035043578388353243" text:style-name="L1">
        <text:list-item>
          <text:p text:style-name="P9">Textbook 2.4.2 (assume we'd also like to support delete operations)</text:p>
        </text:list-item>
        <text:list-item>
          <text:p text:style-name="P9">Textbook 2.4.4</text:p>
        </text:list-item>
        <text:list-item>
          <text:p text:style-name="P9">Textbook 2.4.11, 2.4.12</text:p>
        </text:list-item>
        <text:list-item>
          <text:p text:style-name="P9">Textbook 2.4.14</text:p>
        </text:list-item>
        <text:list-item>
          <text:p text:style-name="P4">Spring 2008 #5, Fall 2008 #4, Fall 2009 #3, etc.</text:p>
        </text:list-item>
      </text:list>
      <text:h text:style-name="P1" text:outline-level="4">B level</text:h>
      <text:list xml:id="list4111186807035900750" text:style-name="L2">
        <text:list-item>
          <text:p text:style-name="P10">Textbook 2.4.7</text:p>
        </text:list-item>
        <text:list-item>
          <text:p text:style-name="P10">Textbook 2.4.10</text:p>
        </text:list-item>
        <text:list-item>
          <text:p text:style-name="P10">Textbook 2.4.17, how could you use this technique to find the kth largest item? What would be the runtime of this algorithm in terms of N and k?</text:p>
        </text:list-item>
        <text:list-item>
          <text:p text:style-name="P10">Textbook 2.4.21</text:p>
        </text:list-item>
        <text:list-item>
          <text:p text:style-name="P10">Textbook 2.4.27</text:p>
        </text:list-item>
        <text:list-item>
          <text:p text:style-name="P10">Textbook 2.4.32 (easier than it looks)</text:p>
        </text:list-item>
        <text:list-item>
          <text:p text:style-name="P10">Spring 2008 Midterm #4</text:p>
        </text:list-item>
        <text:list-item>
          <text:p text:style-name="P10">Fall 2012 Midterm #4</text:p>
        </text:list-item>
        <text:list-item>
          <text:p text:style-name="P5">Spring 2013 Midterm #5a and #5b</text:p>
        </text:list-item>
      </text:list>
      <text:h text:style-name="P1" text:outline-level="4">A level</text:h>
      <text:list xml:id="list3141400946221908999" text:style-name="L3">
        <text:list-item>
          <text:p text:style-name="P11">Prove that bottom up heapify runs in linear time.</text:p>
        </text:list-item>
        <text:list-item>
          <text:p text:style-name="P11"><text:soft-page-break/>Textbook 2.4.29</text:p>
        </text:list-item>
        <text:list-item>
          <text:p text:style-name="P11">Textbook 2.4.30 (great problem!)</text:p>
        </text:list-item>
        <text:list-item>
          <text:p text:style-name="P11">Fall 2010 Midterm #7</text:p>
        </text:list-item>
        <text:list-item>
          <text:p text:style-name="P6">Spring 2012 Midterm #8</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Neue" svg:font-family="'Helvetica Neue', Helvetica, Arial, sans-serif"/>
    <style:font-face style:name="Tahoma1" svg:font-family="Tahoma"/>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fo:color="#808080" style:font-name="Liberation Serif" fo:font-family="'Liberation Serif'" style:font-family-generic="roman" style:font-pitch="variable" fo:font-size="14pt" fo:font-weight="bold" style:font-name-asian="Segoe UI" style:font-family-asian="'Segoe UI'"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fo:color="#808080" style:font-name="Liberation Serif" fo:font-family="'Liberation Serif'" style:font-family-generic="roman" style:font-pitch="variable" fo:font-size="12pt" fo:font-weight="bold" style:font-name-asian="Segoe UI" style:font-family-asian="'Segoe UI'" style:font-family-generic-asian="system" style:font-pitch-asian="variable" style:font-size-asian="12pt" style:font-weight-asian="bold" style:font-name-complex="Tahoma" style:font-family-complex="Tahoma" style:font-family-generic-complex="system" style:font-pitch-complex="variable" style:font-size-complex="12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3S</meta:editing-duration>
    <meta:editing-cycles>3</meta:editing-cycles>
    <meta:generator>LibreOffice/4.3.5.2$Windows_x86 LibreOffice_project/3a87456aaa6a95c63eea1c1b3201acedf0751bd5</meta:generator>
    <dc:date>2015-01-20T14:24:11.062000000</dc:date>
    <meta:document-statistic meta:table-count="0" meta:image-count="0" meta:object-count="0" meta:page-count="2" meta:paragraph-count="29" meta:word-count="308" meta:character-count="1683" meta:non-whitespace-character-count="1423"/>
    <meta:user-defined meta:name="Info 1"/>
    <meta:user-defined meta:name="Info 2"/>
    <meta:user-defined meta:name="Info 3"/>
    <meta:user-defined meta:name="Info 4"/>
  </office:meta>
</office:document-meta>
</file>